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F70608AC344966213C.jpg" manifest:media-type="image/jpeg"/>
  <manifest:file-entry manifest:full-path="Pictures/100000000000007600000029FFE029CE0909E6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paragraph-rsid="0013cf67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1" fo:font-size="24pt" fo:font-weight="bold" officeooo:paragraph-rsid="0025cabe" style:font-size-asian="24pt" style:font-weight-asian="bold" style:font-size-complex="24pt" style:font-weight-complex="bold"/>
    </style:style>
    <style:style style:name="P10" style:family="paragraph" style:parent-style-name="Standard">
      <style:text-properties fo:text-transform="uppercase" fo:color="#336633" style:font-name="Calibri1" fo:font-size="24pt" fo:font-weight="bold" officeooo:rsid="0025cabe" officeooo:paragraph-rsid="0013cf67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fo:font-size="14pt" style:font-size-asian="14pt" style:font-size-complex="14pt"/>
    </style:style>
    <style:style style:name="P12" style:family="paragraph" style:parent-style-name="Text_20_body">
      <style:text-properties officeooo:paragraph-rsid="0025cabe"/>
    </style:style>
    <style:style style:name="P13" style:family="paragraph" style:parent-style-name="Text_20_body">
      <style:text-properties officeooo:paragraph-rsid="002d1a17"/>
    </style:style>
    <style:style style:name="P14" style:family="paragraph" style:parent-style-name="Text_20_body">
      <style:paragraph-properties fo:text-align="justify" style:justify-single-word="false"/>
      <style:text-properties officeooo:paragraph-rsid="002e29b4"/>
    </style:style>
    <style:style style:name="P15" style:family="paragraph" style:parent-style-name="Text_20_body">
      <style:paragraph-properties fo:text-align="justify" style:justify-single-word="false"/>
      <style:text-properties officeooo:rsid="002e29b4" officeooo:paragraph-rsid="002e29b4"/>
    </style:style>
    <style:style style:name="P16" style:family="paragraph" style:parent-style-name="Text_20_body">
      <style:paragraph-properties fo:text-align="justify" style:justify-single-word="false"/>
      <style:text-properties officeooo:rsid="002e29b4" officeooo:paragraph-rsid="0031371d"/>
    </style:style>
    <style:style style:name="P17" style:family="paragraph" style:parent-style-name="Text_20_body">
      <style:paragraph-properties fo:text-align="justify" style:justify-single-word="false"/>
      <style:text-properties fo:font-weight="bold" officeooo:rsid="002e29b4" officeooo:paragraph-rsid="002e29b4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31371d" officeooo:paragraph-rsid="0031371d" style:font-weight-asian="bold" style:font-weight-complex="bold"/>
    </style:style>
    <style:style style:name="P19" style:family="paragraph" style:parent-style-name="Text_20_body">
      <style:paragraph-properties fo:text-align="justify" style:justify-single-word="false"/>
      <style:text-properties officeooo:rsid="002fff3c" officeooo:paragraph-rsid="002fff3c"/>
    </style:style>
    <style:style style:name="P20" style:family="paragraph" style:parent-style-name="Text_20_body">
      <style:paragraph-properties fo:text-align="justify" style:justify-single-word="false"/>
      <style:text-properties officeooo:rsid="002fff3c" officeooo:paragraph-rsid="0031371d"/>
    </style:style>
    <style:style style:name="P21" style:family="paragraph" style:parent-style-name="Text_20_body">
      <style:paragraph-properties fo:text-align="justify" style:justify-single-word="false"/>
      <style:text-properties officeooo:rsid="0031371d" officeooo:paragraph-rsid="0031371d"/>
    </style:style>
    <style:style style:name="P22" style:family="paragraph" style:parent-style-name="Text_20_body">
      <style:paragraph-properties fo:text-align="justify" style:justify-single-word="false"/>
      <style:text-properties officeooo:rsid="00318415" officeooo:paragraph-rsid="00318415"/>
    </style:style>
    <style:style style:name="P23" style:family="paragraph" style:parent-style-name="Text_20_body">
      <style:paragraph-properties fo:text-align="justify" style:justify-single-word="false"/>
      <style:text-properties fo:language="es" fo:country="ES" officeooo:rsid="002e29b4" officeooo:paragraph-rsid="002e29b4"/>
    </style:style>
    <style:style style:name="P24" style:family="paragraph" style:parent-style-name="Text_20_body">
      <style:paragraph-properties fo:text-align="justify" style:justify-single-word="false"/>
      <style:text-properties fo:language="es" fo:country="ES" officeooo:rsid="002e29b4" officeooo:paragraph-rsid="0031371d"/>
    </style:style>
    <style:style style:name="P25" style:family="paragraph" style:parent-style-name="Text_20_body">
      <style:paragraph-properties fo:text-align="justify" style:justify-single-word="false"/>
      <style:text-properties fo:language="es" fo:country="ES" officeooo:rsid="002fff3c" officeooo:paragraph-rsid="002e29b4"/>
    </style:style>
    <style:style style:name="P26" style:family="paragraph" style:parent-style-name="Text_20_body">
      <style:paragraph-properties fo:text-align="justify" style:justify-single-word="false"/>
      <style:text-properties fo:language="es" fo:country="ES" officeooo:rsid="002fff3c" officeooo:paragraph-rsid="002fff3c"/>
    </style:style>
    <style:style style:name="P27" style:family="paragraph" style:parent-style-name="Text_20_body">
      <style:paragraph-properties fo:margin-left="0cm" fo:margin-right="0cm" fo:text-indent="0cm" style:auto-text-indent="false"/>
    </style:style>
    <style:style style:name="P28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style:font-size-asian="10pt" style:font-size-complex="10pt"/>
    </style:style>
    <style:style style:name="P2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</style:style>
    <style:style style:name="P3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13cf67" officeooo:paragraph-rsid="0013cf67" style:text-blinking="false" fo:background-color="transparent" style:font-size-asian="12pt" style:font-size-complex="12pt"/>
    </style:style>
    <style:style style:name="P31" style:family="paragraph" style:parent-style-name="Standard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32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style:text-blinking="false" fo:background-color="transparent" style:font-size-asian="12pt" style:font-size-complex="12pt"/>
    </style:style>
    <style:style style:name="P33" style:family="paragraph" style:parent-style-name="Notas_20_Informativas">
      <style:text-properties fo:font-size="12pt" officeooo:paragraph-rsid="0025cabe" style:font-size-asian="12pt" style:font-size-complex="12pt"/>
    </style:style>
    <style:style style:name="P34" style:family="paragraph" style:parent-style-name="Notas_20_Informativas">
      <style:text-properties fo:font-size="12pt" officeooo:paragraph-rsid="002d1a17" style:font-size-asian="12pt" style:font-size-complex="12pt"/>
    </style:style>
    <style:style style:name="P35" style:family="paragraph" style:parent-style-name="Notas_20_Informativas">
      <style:paragraph-properties fo:text-align="justify" style:justify-single-word="false"/>
      <style:text-properties style:font-name="Calibri1" fo:font-size="12pt" officeooo:rsid="0025cabe" officeooo:paragraph-rsid="0025cabe" style:font-name-asian="Webdings" style:font-size-asian="12pt" style:font-name-complex="Webdings" style:font-size-complex="12pt"/>
    </style:style>
    <style:style style:name="P36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37" style:family="paragraph" style:parent-style-name="Standard" style:master-page-name="First_20_Page">
      <style:paragraph-properties style:page-number="auto"/>
    </style:style>
    <style:style style:name="P38" style:family="paragraph" style:parent-style-name="Standard" style:master-page-name="Standard">
      <style:paragraph-properties style:page-number="auto"/>
    </style:style>
    <style:style style:name="P39" style:family="paragraph" style:parent-style-name="Heading_20_1">
      <style:text-properties officeooo:rsid="0014c507" officeooo:paragraph-rsid="0014c507"/>
    </style:style>
    <style:style style:name="P40" style:family="paragraph" style:parent-style-name="Text_20_body">
      <style:paragraph-properties fo:text-align="justify" style:justify-single-word="false"/>
      <style:text-properties officeooo:paragraph-rsid="00344dce"/>
    </style:style>
    <style:style style:name="T1" style:family="text">
      <style:text-properties fo:color="#999966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style:font-name="Webdings" fo:font-size="14pt" style:font-name-asian="Webdings" style:font-size-asian="14pt" style:font-name-complex="Webdings" style:font-size-complex="14pt"/>
    </style:style>
    <style:style style:name="T4" style:family="text">
      <style:text-properties style:font-name="Webdings" style:font-name-asian="Webdings" style:font-name-complex="Webding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44dce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Calibri1" fo:font-size="12pt" style:text-underline-style="none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9" style:family="text">
      <style:text-properties style:font-name="Calibri1" fo:font-size="12pt" style:font-size-asian="12pt" style:font-size-complex="12pt"/>
    </style:style>
    <style:style style:name="T10" style:family="text">
      <style:text-properties style:font-name="Calibri1" fo:font-size="12pt" officeooo:rsid="0013cf67" style:font-size-asian="12pt" style:font-size-complex="12pt"/>
    </style:style>
    <style:style style:name="T11" style:family="text">
      <style:text-properties style:font-name="Calibri1" officeooo:rsid="0025cabe" style:font-name-asian="Webdings" style:font-name-complex="Webdings"/>
    </style:style>
    <style:style style:name="T12" style:family="text">
      <style:text-properties fo:language="es" fo:country="ES"/>
    </style:style>
    <style:style style:name="T13" style:family="text">
      <style:text-properties fo:language="es" fo:country="ES" officeooo:rsid="002e29b4"/>
    </style:style>
    <style:style style:name="T14" style:family="text">
      <style:text-properties fo:language="es" fo:country="ES" officeooo:rsid="002fff3c"/>
    </style:style>
    <style:style style:name="T15" style:family="text">
      <style:text-properties fo:language="es" fo:country="ES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language="es" fo:country="ES" style:text-underline-style="solid" style:text-underline-width="auto" style:text-underline-color="font-color" fo:font-weight="bold" officeooo:rsid="002e29b4" style:font-weight-asian="bold" style:font-weight-complex="bold"/>
    </style:style>
    <style:style style:name="T17" style:family="text">
      <style:text-properties fo:language="es" fo:country="ES" style:text-underline-style="solid" style:text-underline-width="auto" style:text-underline-color="font-color" fo:font-weight="bold" officeooo:rsid="00344dce" style:font-weight-asian="bold" style:font-weight-complex="bold"/>
    </style:style>
    <style:style style:name="T18" style:family="text">
      <style:text-properties fo:language="es" fo:country="ES" officeooo:rsid="0031371d"/>
    </style:style>
    <style:style style:name="T19" style:family="text">
      <style:text-properties fo:language="es" fo:country="ES" officeooo:rsid="00318415"/>
    </style:style>
    <style:style style:name="T20" style:family="text">
      <style:text-properties fo:language="es" fo:country="ES" officeooo:rsid="00344dce"/>
    </style:style>
    <style:style style:name="T21" style:family="text">
      <style:text-properties officeooo:rsid="002e29b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fff3c" style:font-weight-asian="normal" style:font-weight-complex="normal"/>
    </style:style>
    <style:style style:name="T24" style:family="text">
      <style:text-properties fo:font-weight="normal" officeooo:rsid="00344dce" style:font-weight-asian="normal" style:font-weight-complex="normal"/>
    </style:style>
    <style:style style:name="T25" style:family="text">
      <style:text-properties officeooo:rsid="0031f0ee"/>
    </style:style>
    <style:style style:name="T26" style:family="text">
      <style:text-properties officeooo:rsid="00344dc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esarrollo Web entorno cliente" text:name="Modulo"/>
        <text:user-field-decl office:value-type="string" office:string-value="Entregable 2ª Evaluación - Parte 1" text:name="Tema"/>
        <text:user-field-decl office:value-type="string" office:string-value="5" text:name="NumeroTema"/>
      </text:user-field-decls>
      <draw:frame draw:style-name="fr1" draw:name="Marco1" text:anchor-type="page" text:anchor-page-number="1" svg:x="1.984cm" svg:y="15.958cm" svg:width="17.009cm" draw:z-index="1">
        <draw:text-box fo:min-height="2.224cm">
          <text:p text:style-name="P5"/>
          <text:p text:style-name="P5"><text:user-field-get text:name="Modulo">Desarrollo Web entorno cliente</text:user-field-get></text:p>
          <text:p text:style-name="P5">CFGS DAW</text:p>
        </draw:text-box>
      </draw:frame>
      <text:p text:style-name="P37"/>
      <text:p text:style-name="Standard"/>
      <text:p text:style-name="Standard"/>
      <text:p text:style-name="Standard"><draw:frame draw:style-name="fr2" draw:name="gráficos1" text:anchor-type="paragraph" svg:width="9.53cm" svg:height="5.23cm" draw:z-index="0"><draw:image xlink:href="Pictures/10000000000001C2000000F70608AC344966213C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P10"/>
      <text:p text:style-name="P7"/>
      <text:p text:style-name="P9"><text:user-field-get text:name="Tema">Entregable 2ª Evaluación - Parte 1</text:user-field-get></text:p>
      <text:p text:style-name="P4"/>
      <text:p text:style-name="Standard"/>
      <text:p text:style-name="Standard"/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P30">Sergio García Barea</text:p>
      <text:p text:style-name="P29"><text:span text:style-name="T7"><text:s/></text:span><text:a xlink:type="simple" xlink:href="mailto:mail@ceedcv.e" text:style-name="Internet_20_link" text:visited-style-name="Visited_20_Internet_20_Link"><text:span text:style-name="T10">sergio.garcia</text:span></text:a><text:a xlink:type="simple" xlink:href="mailto:mail@ceedcv.e" text:style-name="Internet_20_link" text:visited-style-name="Visited_20_Internet_20_Link"><text:span text:style-name="T9">@ceedcv.e</text:span></text:a><text:span text:style-name="T8">s</text:span></text:p>
      <text:p text:style-name="P32">201<text:span text:style-name="T21">7</text:span>/201<text:span text:style-name="T21">8</text:span></text:p>
      <text:p text:style-name="P31"><text:tab/><text:tab/><text:tab/><text:tab/><text:tab/><text:tab/><text:tab/><text:tab/><text:tab/><text:tab/>Versión:<text:date style:data-style-name="N104" text:date-value="2017-12-05T12:15:40.770000312">171205</text:date>.<text:time style:data-style-name="N105" text:time-value="2017-12-05T12:15:40.770000312">1212</text:time> </text:p>
      <text:p text:style-name="P3"/>
      <text:p text:style-name="Standard"/>
      <text:p text:style-name="P11"/>
      <text:p text:style-name="P11"><text:soft-page-break/>Licencia</text:p>
      <text:p text:style-name="Standard"/>
      <text:p text:style-name="P28"><draw:frame draw:style-name="fr3" draw:name="gráficos3" text:anchor-type="paragraph" svg:x="0.741cm" svg:y="0cm" svg:width="2cm" svg:height="0.7cm" draw:z-index="2"><draw:image xlink:href="Pictures/100000000000007600000029FFE029CE0909E684.png" xlink:type="simple" xlink:show="embed" xlink:actuate="onLoad" loext:mime-type="image/png"/></draw:frame><text:span text:style-name="T5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2"/>
      <text:p text:style-name="P2"><text:s/></text:p>
      <text:p text:style-name="P11">Nomenclatura</text:p>
      <text:p text:style-name="Text_20_body"/>
      <text:p text:style-name="Text_20_body">A lo largo de este tema se utilizarán distintos símbolos para distinguir elementos importantes dentro del contenido. Estos símbolos son:</text:p>
      <text:p text:style-name="Text_20_body"/>
      <text:p text:style-name="Notas_20_Informativas"><text:span text:style-name="T3"> </text:span>Importante</text:p>
      <text:p text:style-name="P27"/>
      <text:p text:style-name="Notas_20_Informativas"><text:span text:style-name="T3"> </text:span>Atención</text:p>
      <text:p text:style-name="P27"/>
      <text:p text:style-name="Notas_20_Informativas"><text:span text:style-name="T3"></text:span> <text:s/>Interesante</text:p>
      <text:h text:style-name="Heading_20_1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36">1. Boletín de ejercicios<text:tab/>3</text:p>
        </text:index-body>
      </text:table-of-content>
      <text:p text:style-name="Standard"/>
      <text:p text:style-name="P38"/>
      <text:p text:style-name="Standard"/>
      <text:p text:style-name="Standard"/>
      <text:p text:style-name="Titulo"><text:user-field-get text:name="Tema">Entregable 2ª Evaluación - Parte 1</text:user-field-get></text:p>
      <text:p text:style-name="Titulo"/>
      <text:h text:style-name="P39" text:outline-level="1">Boletín de ejercicios</text:h>
      <text:p text:style-name="P12"/>
      <text:p text:style-name="P34"><text:span text:style-name="T4"> </text:span><text:span text:style-name="T11">Intentar que el programa sea lo mas claro y estructurado posible, así como incluir comentarios en sitios clave para facilitar la comprensión del mismo.</text:span></text:p>
      <text:p text:style-name="P13"/>
      <text:p text:style-name="P33"><text:span text:style-name="T4"> </text:span><text:span text:style-name="T11">Para considerar un ejercicio realizado, no basta únicamente con entregar el código. El alumno ha de SER CAPAZ de defender su ejercicio a petición del profesor y SER CAPAZ de realizar pequeñas modificaciones relacionadas con el mismo, con el fin de demostrar la adquisición de conocimiento y evitar cualquier sospecha de copia.</text:span></text:p>
      <text:p text:style-name="P35">La copia se castiga con el suspenso del módulo completo.</text:p>
      <text:p text:style-name="P14"/>
      <text:p text:style-name="P17">Plazo de entrega: <text:span text:style-name="T22">hasta el </text:span><text:span text:style-name="T24">28</text:span><text:span text:style-name="T22"> de </text:span><text:span text:style-name="T24">enero</text:span><text:span text:style-name="T22"> </text:span><text:span text:style-name="T23">de 201</text:span><text:span text:style-name="T24">8</text:span><text:span text:style-name="T22">.</text:span></text:p>
      <text:p text:style-name="P19"><text:span text:style-name="T5">Peso de la nota: </text:span><text:span text:style-name="T6">10</text:span>% de la nota (Total entr<text:span text:style-name="T25">e</text:span>gables 35% de la nota).</text:p>
      <text:p text:style-name="P14"/>
      <text:p text:style-name="P18">Carmen Sandiego – Misión <text:span text:style-name="T26">IV</text:span></text:p>
      <text:p text:style-name="P21">De la colaboración con una compañera del instituto <text:span text:style-name="T5">IES Ataulfo Argenta</text:span>, Castro Urdiales (Cantabria) ha nacido esta gamificación para aprender todo lo relacionado con nuestro módulo DWEC. Al finalizar el curso os preguntaremos para tener ideas y poder mejorar.</text:p>
      <text:p text:style-name="P21">Espero que lo disfrutéis mucho y os valga para aprender :)</text:p>
      <text:p text:style-name="P14"/>
      <text:p text:style-name="P18">Instrucciones del entregable</text:p>
      <text:p text:style-name="P40">1) <text:span text:style-name="T13">Este entregable puede hacerse</text:span><text:span text:style-name="T16"> individualmente o en parejas (recomendado)</text:span><text:span text:style-name="T13">.</text:span></text:p>
      <text:p text:style-name="P40"><text:span text:style-name="T13">Podréis elegir vuestra propia pareja. Si alguno no tiene, puede utilizar los foros para buscar compañero. Cuando </text:span><text:span text:style-name="T14">decidáis</text:span><text:span text:style-name="T13"> vuestra pareja, debéis indicarlo en el foro. </text:span></text:p>
      <text:p text:style-name="P40"><text:span text:style-name="T20">Se puede cambiar de pareja respecto otras actividades. Si hay un cambio de pareja, ruego lo comuniquéis en el foro.</text:span></text:p>
      <text:p text:style-name="P23"/>
      <text:p text:style-name="P23"/>
      <text:p text:style-name="P23"><text:soft-page-break/></text:p>
      <text:p text:style-name="P15"><text:span text:style-name="T12">2) </text:span><text:span text:style-name="T14">Ambos miembros d</text:span><text:span text:style-name="T12">ebéis registraros en </text:span><text:a xlink:type="simple" xlink:href="http://www.aprendeaprogramar.org/" text:style-name="Internet_20_link" text:visited-style-name="Visited_20_Internet_20_Link">www.aprendeaprogramar.org</text:a><text:span text:style-name="T12"> y cumplimentar la encuesta de cual es vuestra cuenta para poder agruparos y daros acceso al </text:span><text:span text:style-name="T14">curso del </text:span><text:span text:style-name="T12">entregable. Cuando tengáis </text:span><text:span text:style-name="T14">acceso</text:span><text:span text:style-name="T12">, </text:span><text:span text:style-name="T14">veréis</text:span><text:span text:style-name="T12"> que al logearos en </text:span><text:a xlink:type="simple" xlink:href="http://www.aprendeaprogramar.org/" text:style-name="Internet_20_link" text:visited-style-name="Visited_20_Internet_20_Link">www.aprendeaprogramar.org</text:a><text:span text:style-name="T12"> os aparece un nuevo curso en el que ya estáis matriculados.</text:span></text:p>
      <text:p text:style-name="P23"/>
      <text:p text:style-name="P15"><text:span text:style-name="T12">3) En </text:span><text:span text:style-name="T14">ese nuevo curso </text:span><text:span text:style-name="T12">el curso tenéis instrucciones de como realizar el </text:span><text:span text:style-name="T18">entregable</text:span><text:span text:style-name="T12"> y los ejercicios a realizar. Es obligatorio que ambos participantes de la pareja complementen la visualización del curso, </text:span><text:span text:style-name="T14">aunque solo es necesario presentar un repositorio por pareja.</text:span></text:p>
      <text:p text:style-name="P25"/>
      <text:p text:style-name="P22"><text:span text:style-name="T14">4</text:span><text:span text:style-name="T12">) Los ejercicios de este </text:span><text:span text:style-name="T15">entregable deben realizarse usando </text:span><text:span text:style-name="T17">Phaser</text:span><text:span text:style-name="T15">.</text:span><text:span text:style-name="T12"> </text:span></text:p>
      <text:p text:style-name="P25"/>
      <text:p text:style-name="P19"><text:span text:style-name="T19">5)</text:span><text:span text:style-name="T12"> El uso del repositorio debe ser el adecuado (debe ser un sistema de control versiones, no “un lugar donde subir el resultado final”</text:span><text:span text:style-name="T20">)</text:span><text:span text:style-name="T12"> y </text:span><text:span text:style-name="T20">donde</text:span><text:span text:style-name="T12"> ambos miembros deben haber participado.</text:span></text:p>
      <text:p text:style-name="P23"/>
      <text:p text:style-name="P16"><text:span text:style-name="T19">6</text:span><text:span text:style-name="T12">) Al finalizar </text:span><text:span text:style-name="T14">el entre</text:span><text:span text:style-name="T18">g</text:span><text:span text:style-name="T14">able</text:span><text:span text:style-name="T12"> se debe enviar mediante una tarea en nuestro Moodle </text:span><text:span text:style-name="T14">un enlace</text:span><text:span text:style-name="T12"> el repositorio Bitbucket con los ejercicios realizados y con </text:span><text:a xlink:type="simple" xlink:href="mailto:sergio.garcia@ceedcv.es" text:style-name="Internet_20_link" text:visited-style-name="Visited_20_Internet_20_Link">sergio.garcia@ceedcv.es</text:a><text:span text:style-name="T12"> con permiso de lectura.</text:span></text:p>
      <text:p text:style-name="P24"/>
      <text:p text:style-name="P16"><text:span text:style-name="T19">7</text:span><text:span text:style-name="T14">) La fecha del entregable es </text:span><text:span text:style-name="T18">orientativa</text:span><text:span text:style-name="T14">, pero se puede entregar en el momento que queráis.</text:span></text:p>
      <text:p text:style-name="P26"/>
      <text:p text:style-name="P20"><text:span text:style-name="T19">8</text:span><text:span text:style-name="T12">) Hay videos de apoyo </text:span><text:span text:style-name="T18">durante las distintas sub-misiones. Son de visualización recomendada,</text:span><text:span text:style-name="T12"> pero no es obligatorio visualizar todos ni se controlará </text:span><text:span text:style-name="T18">si se han visto o no</text:span><text:span text:style-name="T12">. Cualquier duda <text:s/>(siempre que no sea de la resolución de los ejercicios) </text:span><text:span text:style-name="T18">como dudas técnicas, sobre videos, sobre enunciados, etc. </text:span><text:span text:style-name="T12">podéis plantearla en el foro del entregable de nuestro Moodle </text:span><text:span text:style-name="T20">o en la unidad didáctica sobre Phaser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bdings" svg:font-family="Webdings" style:font-adornments="Predeterminado" style:font-charset="x-symbol"/>
    <style:font-face style:name="OpenSymbol" svg:font-family="OpenSymbol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esarrollo Web entorno cliente" text:name="Modulo"/>
          <text:user-field-decl office:value-type="string" office:string-value="Entregable 2ª Evaluación - Parte 1" text:name="Tema"/>
        </text:user-field-decls>
        <text:p text:style-name="Header"><text:span text:style-name="MT1"><text:user-field-get text:name="Modulo">Desarrollo Web entorno cliente</text:user-field-get></text:span><text:span text:style-name="MT1"><text:s/><text:tab/><text:tab/> </text:span><text:span text:style-name="MT1"><text:user-field-get text:name="Tema">Entregable 2ª Evaluación - Parte 1</text:user-field-get></text:span></text:p>
      </style:header>
      <style:footer>
        <text:p text:style-name="Footer"><text:span text:style-name="MT1">CGFS. Desarrollo de </text:span>Aplicaciones<text:span text:style-name="MT1"> WEB<text:tab/><text:tab/></text:span><text:span text:style-name="MT1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09:38:56.374203071</meta:creation-date>
    <meta:editing-duration>PT1H32M50S</meta:editing-duration>
    <meta:editing-cycles>22</meta:editing-cycles>
    <meta:generator>LibreOffice/5.4.2.2$Windows_x86 LibreOffice_project/22b09f6418e8c2d508a9eaf86b2399209b0990f4</meta:generator>
    <dc:title>Plantilla CEED</dc:title>
    <dc:date>2017-12-05T12:15:40.041000000</dc:date>
    <meta:document-statistic meta:table-count="0" meta:image-count="2" meta:object-count="0" meta:page-count="4" meta:paragraph-count="41" meta:word-count="588" meta:character-count="3749" meta:non-whitespace-character-count="3177"/>
    <meta:template xlink:type="simple" xlink:actuate="onRequest" xlink:title="Plantilla CEED" xlink:href="../../../../../../.config/libreoffice/4/user/template/Plantilla%20CEED.ott" meta:date="2016-09-29T09:38:56.073759322"/>
  </office:meta>
</office:document-meta>
</file>